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39in"/>
    </style:style>
    <style:style style:name="co3" style:family="table-column">
      <style:table-column-properties fo:break-before="auto" style:column-width="1.1299in"/>
    </style:style>
    <style:style style:name="co4" style:family="table-column">
      <style:table-column-properties fo:break-before="auto" style:column-width="1.917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MAX = 9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=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cessor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argin from Real Global Ma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28" calcext:value-type="float">
            <text:p>0.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82" calcext:value-type="float">
            <text:p>0.0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51" calcext:value-type="float">
            <text:p>0.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37" calcext:value-type="float">
            <text:p>0.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35" calcext:value-type="float">
            <text:p>0.035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MAX = 999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=1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cessor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argin from Real Global Ma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27" calcext:value-type="float">
            <text:p>0.027</text:p>
          </table:table-cell>
          <table:table-cell table:formula="of:=9999-9752" office:value-type="float" office:value="247" calcext:value-type="float">
            <text:p>24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28" calcext:value-type="float">
            <text:p>0.028</text:p>
          </table:table-cell>
          <table:table-cell table:formula="of:=9999-9941"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45" calcext:value-type="float">
            <text:p>0.045</text:p>
          </table:table-cell>
          <table:table-cell table:formula="of:=9999-9934"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31" calcext:value-type="float">
            <text:p>0.31</text:p>
          </table:table-cell>
          <table:table-cell table:formula="of:=9999-9979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">
          <table:table-cell table:number-columns-repeated="4"/>
        </table:table-row>
        <table:table-row table:style-name="ro1">
          <table:table-cell/>
          <table:table-cell office:value-type="string" calcext:value-type="string">
            <text:p>MAX=99999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=1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cessor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argin from Real Global Ma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table:formula="of:=999999-828582" office:value-type="float" office:value="171417" calcext:value-type="float">
            <text:p>17141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53" calcext:value-type="float">
            <text:p>0.053</text:p>
          </table:table-cell>
          <table:table-cell table:formula="of:=999999-984317" office:value-type="float" office:value="15682" calcext:value-type="float">
            <text:p>1568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81" calcext:value-type="float">
            <text:p>0.081</text:p>
          </table:table-cell>
          <table:table-cell table:formula="of:=999999-993897" office:value-type="float" office:value="6102" calcext:value-type="float">
            <text:p>610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41" calcext:value-type="float">
            <text:p>0.41</text:p>
          </table:table-cell>
          <table:table-cell table:formula="of:=999999-996192" office:value-type="float" office:value="3807" calcext:value-type="float">
            <text:p>3807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46" calcext:value-type="float">
            <text:p>0.46</text:p>
          </table:table-cell>
          <table:table-cell table:formula="of:=999999-999801" office:value-type="float" office:value="198" calcext:value-type="float">
            <text:p>198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66" calcext:value-type="float">
            <text:p>0.66</text:p>
          </table:table-cell>
          <table:table-cell table:formula="of:=999999-999989" office:value-type="float" office:value="10" calcext:value-type="float">
            <text:p>1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MAX=9999999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=1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cessor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argin from Real Global Ma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73" calcext:value-type="float">
            <text:p>1.73</text:p>
          </table:table-cell>
          <table:table-cell table:formula="of:=99999999-93495874" office:value-type="float" office:value="6504125" calcext:value-type="float">
            <text:p>650412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87" calcext:value-type="float">
            <text:p>1.87</text:p>
          </table:table-cell>
          <table:table-cell table:formula="of:=99999999-97317852" office:value-type="float" office:value="2682147" calcext:value-type="float">
            <text:p>268214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.93" calcext:value-type="float">
            <text:p>1.93</text:p>
          </table:table-cell>
          <table:table-cell table:formula="of:=99999999-98846872" office:value-type="float" office:value="1153127" calcext:value-type="float">
            <text:p>115312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.42" calcext:value-type="float">
            <text:p>2.42</text:p>
          </table:table-cell>
          <table:table-cell table:formula="of:=99999999-99751133" office:value-type="float" office:value="248866" calcext:value-type="float">
            <text:p>24886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.5" calcext:value-type="float">
            <text:p>3.5</text:p>
          </table:table-cell>
          <table:table-cell table:formula="of:=99999999-99939080" office:value-type="float" office:value="60919" calcext:value-type="float">
            <text:p>60919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1.7" calcext:value-type="float">
            <text:p>11.7</text:p>
          </table:table-cell>
          <table:table-cell table:formula="of:=99999999-99963682" office:value-type="float" office:value="36317" calcext:value-type="float">
            <text:p>363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1T22:09:02.947705103</meta:creation-date>
    <dc:date>2023-01-11T22:47:38.921546277</dc:date>
    <meta:editing-duration>PT7M31S</meta:editing-duration>
    <meta:editing-cycles>2</meta:editing-cycles>
    <meta:generator>LibreOffice/7.3.6.2$Linux_X86_64 LibreOffice_project/30$Build-2</meta:generator>
    <meta:document-statistic meta:table-count="1" meta:cell-count="89" meta:object-count="0"/>
  </office:meta>
</office:document-meta>
</file>